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2d7b0b"/>
    </style:style>
    <style:style style:name="P2" style:family="paragraph" style:parent-style-name="Standard">
      <style:paragraph-properties fo:line-height="150%" fo:text-align="justify" style:justify-single-word="false"/>
      <style:text-properties style:font-name="FreeSans" fo:font-size="12pt" officeooo:rsid="001c5a33" officeooo:paragraph-rsid="001c5a33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FreeSans" fo:font-size="12pt" officeooo:rsid="0019b440" officeooo:paragraph-rsid="0019b440" style:font-size-asian="12pt" style:font-size-complex="12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FreeSans" fo:font-size="12pt" officeooo:paragraph-rsid="001e75f4" style:font-size-asian="12pt" style:font-size-complex="12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FreeSans" fo:font-size="12pt" officeooo:paragraph-rsid="001f80fd" style:font-size-asian="12pt" style:font-size-complex="12pt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FreeSans" fo:font-size="12pt" officeooo:paragraph-rsid="002d7b0b" style:font-size-asian="12pt" style:font-size-complex="12p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FreeSans" fo:font-size="18pt" officeooo:rsid="001b493a" officeooo:paragraph-rsid="00271d3a" style:font-size-asian="18pt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FreeSans" fo:font-size="12pt" fo:font-weight="bold" officeooo:rsid="001b493a" officeooo:paragraph-rsid="001b493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FreeSans" fo:font-size="12pt" officeooo:rsid="0019b440" officeooo:paragraph-rsid="0019b440" style:font-size-asian="12pt" style:font-size-complex="12pt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FreeSans" fo:font-size="12pt" officeooo:rsid="001e75f4" officeooo:paragraph-rsid="0020be54" style:font-size-asian="12pt" style:font-size-complex="12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FreeSans" fo:font-size="12pt" officeooo:rsid="001e75f4" officeooo:paragraph-rsid="00380d20" style:font-size-asian="12pt" style:font-size-complex="12pt"/>
    </style:style>
    <style:style style:name="P16" style:family="paragraph" style:parent-style-name="Text_20_body" style:list-style-name="L2">
      <style:paragraph-properties fo:line-height="150%" fo:text-align="justify" style:justify-single-word="false"/>
      <style:text-properties style:font-name="FreeSans" fo:font-size="12pt" officeooo:paragraph-rsid="00238f89" style:font-size-asian="12pt" style:font-size-complex="12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FreeSans" fo:font-size="12pt" officeooo:paragraph-rsid="001e75f4" style:font-size-asian="12pt" style:font-size-complex="12pt"/>
    </style:style>
    <style:style style:name="P18" style:family="paragraph" style:parent-style-name="Text_20_body" style:list-style-name="L2">
      <style:paragraph-properties fo:line-height="150%" fo:text-align="justify" style:justify-single-word="false"/>
      <style:text-properties style:font-name="FreeSans" fo:font-size="12pt" officeooo:rsid="0020be54" officeooo:paragraph-rsid="0020be54" style:font-size-asian="12pt" style:font-size-complex="12pt"/>
    </style:style>
    <style:style style:name="P19" style:family="paragraph" style:parent-style-name="Text_20_body" style:list-style-name="L2">
      <style:paragraph-properties fo:line-height="150%" fo:text-align="justify" style:justify-single-word="false"/>
      <style:text-properties style:font-name="FreeSans" fo:font-size="12pt" officeooo:rsid="00227fcd" officeooo:paragraph-rsid="00227fcd" style:font-size-asian="12pt" style:font-size-complex="12pt"/>
    </style:style>
    <style:style style:name="P20" style:family="paragraph" style:parent-style-name="Text_20_body" style:list-style-name="L3">
      <style:paragraph-properties fo:line-height="150%" fo:text-align="justify" style:justify-single-word="false"/>
      <style:text-properties style:font-name="FreeSans" fo:font-size="12pt" officeooo:rsid="002f69d4" officeooo:paragraph-rsid="002f69d4" style:font-size-asian="12pt" style:font-size-complex="12pt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FreeSans" fo:font-size="12pt" officeooo:rsid="001f80fd" officeooo:paragraph-rsid="001f80fd" style:font-size-asian="12pt" style:font-size-complex="12pt"/>
    </style:style>
    <style:style style:name="P22" style:family="paragraph" style:parent-style-name="Text_20_body" style:list-style-name="L1">
      <style:paragraph-properties fo:line-height="150%" fo:text-align="justify" style:justify-single-word="false"/>
      <style:text-properties style:font-name="FreeSans" fo:font-size="12pt" style:text-underline-style="solid" style:text-underline-width="auto" style:text-underline-color="font-color" fo:font-weight="bold" officeooo:rsid="0032329d" officeooo:paragraph-rsid="0032329d" style:font-size-asian="12pt" style:font-weight-asian="bold" style:font-size-complex="12pt" style:font-weight-complex="bold"/>
    </style:style>
    <style:style style:name="P23" style:family="paragraph" style:parent-style-name="Text_20_body" style:list-style-name="L2">
      <style:paragraph-properties fo:line-height="150%" fo:text-align="justify" style:justify-single-word="false"/>
      <style:text-properties style:font-name="FreeSans" fo:font-size="12pt" fo:font-style="italic" fo:font-weight="bold" officeooo:rsid="0020be54" officeooo:paragraph-rsid="0020be54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Text_20_body" style:list-style-name="L2">
      <style:paragraph-properties fo:line-height="150%" fo:text-align="justify" style:justify-single-word="false"/>
      <style:text-properties style:font-name="FreeSans" fo:font-size="12pt" fo:font-style="italic" style:text-underline-style="solid" style:text-underline-width="auto" style:text-underline-color="font-color" fo:font-weight="normal" officeooo:rsid="003196b8" officeooo:paragraph-rsid="003196b8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 style:list-style-name="L2">
      <style:paragraph-properties fo:line-height="150%" fo:text-align="justify" style:justify-single-word="false"/>
      <style:text-properties style:font-name="FreeSans" fo:font-size="12pt" fo:font-style="normal" fo:font-weight="normal" officeooo:rsid="0020be54" officeooo:paragraph-rsid="002198f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 style:list-style-name="L2">
      <style:paragraph-properties fo:line-height="150%" fo:text-align="justify" style:justify-single-word="false"/>
      <style:text-properties style:font-name="FreeSans" fo:font-size="12pt" fo:font-style="normal" fo:font-weight="normal" officeooo:rsid="0021dad3" officeooo:paragraph-rsid="0021dad3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 style:list-style-name="L2">
      <style:paragraph-properties fo:line-height="150%" fo:text-align="justify" style:justify-single-word="false"/>
      <style:text-properties style:font-name="FreeSans" fo:font-size="12pt" fo:font-style="normal" fo:font-weight="normal" officeooo:rsid="00227fcd" officeooo:paragraph-rsid="00238f89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 style:list-style-name="L3">
      <style:paragraph-properties fo:line-height="150%" fo:text-align="justify" style:justify-single-word="false"/>
      <style:text-properties officeooo:paragraph-rsid="002f69d4"/>
    </style:style>
    <style:style style:name="P29" style:family="paragraph" style:parent-style-name="Text_20_body" style:list-style-name="L3">
      <style:paragraph-properties fo:line-height="150%" fo:text-align="justify" style:justify-single-word="false"/>
      <style:text-properties officeooo:rsid="002d7b0b" officeooo:paragraph-rsid="002f69d4"/>
    </style:style>
    <style:style style:name="P30" style:family="paragraph" style:parent-style-name="Heading_20_2" style:master-page-name="">
      <loext:graphic-properties draw:fill="none"/>
      <style:paragraph-properties fo:margin-left="0.801cm" fo:margin-right="0cm" fo:margin-top="0.353cm" fo:margin-bottom="0.212cm" loext:contextual-spacing="false" fo:line-height="150%" fo:text-align="justify" style:justify-single-word="false" fo:text-indent="0cm" style:auto-text-indent="false" style:page-number="auto" fo:background-color="transparent" fo:keep-with-next="always"/>
      <style:text-properties style:font-name="FreeSans" fo:font-size="15pt" officeooo:paragraph-rsid="001da055" style:font-size-asian="15pt" style:font-size-complex="15pt"/>
    </style:style>
    <style:style style:name="P31" style:family="paragraph" style:parent-style-name="Heading_20_2" style:master-page-name="">
      <loext:graphic-properties draw:fill="none"/>
      <style:paragraph-properties fo:margin-left="0.801cm" fo:margin-right="0cm" fo:margin-top="0.353cm" fo:margin-bottom="0.212cm" loext:contextual-spacing="false" fo:line-height="150%" fo:text-align="justify" style:justify-single-word="false" fo:text-indent="0cm" style:auto-text-indent="false" style:page-number="auto" fo:background-color="transparent" fo:keep-with-next="always"/>
      <style:text-properties style:font-name="FreeSans" fo:font-size="15pt" style:font-size-asian="15pt" style:font-size-complex="15pt"/>
    </style:style>
    <style:style style:name="P32" style:family="paragraph" style:parent-style-name="Heading_20_2" style:master-page-name="">
      <loext:graphic-properties draw:fill="none"/>
      <style:paragraph-properties fo:margin-left="0.9cm" fo:margin-right="0cm" fo:margin-top="0.353cm" fo:margin-bottom="0.212cm" loext:contextual-spacing="false" fo:line-height="150%" fo:text-align="justify" style:justify-single-word="false" fo:text-indent="0cm" style:auto-text-indent="false" style:page-number="auto" fo:background-color="transparent" fo:keep-with-next="always"/>
      <style:text-properties style:font-name="FreeSans" fo:font-size="15pt" officeooo:rsid="001e75f4" officeooo:paragraph-rsid="001e75f4" style:font-size-asian="15pt" style:font-size-complex="15pt"/>
    </style:style>
    <style:style style:name="P33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line-height="150%" fo:text-align="justify" style:justify-single-word="false" fo:text-indent="0cm" style:auto-text-indent="false" style:page-number="auto" fo:background-color="transparent"/>
      <style:text-properties style:font-name="FreeSans" fo:font-size="15pt" officeooo:rsid="001e75f4" officeooo:paragraph-rsid="001e75f4" style:font-size-asian="15pt" style:font-size-complex="15pt"/>
    </style:style>
    <style:style style:name="P34" style:family="paragraph" style:parent-style-name="Heading_20_1">
      <style:paragraph-properties fo:line-height="150%" fo:text-align="justify" style:justify-single-word="false"/>
      <style:text-properties style:font-name="FreeSans" fo:font-size="12pt" officeooo:rsid="001e75f4" officeooo:paragraph-rsid="001e75f4" style:font-size-asian="12pt" style:font-size-complex="12pt"/>
    </style:style>
    <style:style style:name="P35" style:family="paragraph" style:parent-style-name="Heading_20_1" style:list-style-name="">
      <style:paragraph-properties fo:line-height="150%" fo:text-align="justify" style:justify-single-word="false"/>
      <style:text-properties style:font-name="FreeSans" fo:font-size="12pt" officeooo:rsid="001e75f4" officeooo:paragraph-rsid="001e75f4" style:font-size-asian="12pt" style:font-size-complex="12pt"/>
    </style:style>
    <style:style style:name="P36" style:family="paragraph" style:parent-style-name="Heading_20_1" style:master-page-name="Standard">
      <style:paragraph-properties fo:line-height="150%" fo:text-align="justify" style:justify-single-word="false" style:page-number="auto"/>
      <style:text-properties style:font-name="FreeSans" fo:font-size="16pt" officeooo:paragraph-rsid="001da055" style:font-size-asian="16pt" style:font-size-complex="16pt"/>
    </style:style>
    <style:style style:name="P37" style:family="paragraph" style:parent-style-name="Heading_20_1">
      <style:paragraph-properties fo:line-height="150%" fo:text-align="justify" style:justify-single-word="false" fo:break-before="page"/>
      <style:text-properties style:font-name="FreeSans" fo:font-size="16pt" officeooo:rsid="001e75f4" officeooo:paragraph-rsid="001e75f4" style:font-size-asian="16pt" style:font-size-complex="16pt"/>
    </style:style>
    <style:style style:name="P38" style:family="paragraph" style:parent-style-name="Heading_20_3">
      <loext:graphic-properties draw:fill="none"/>
      <style:paragraph-properties fo:margin-left="1.3cm" fo:margin-right="0cm" fo:margin-top="0.247cm" fo:margin-bottom="0.212cm" loext:contextual-spacing="false" fo:line-height="150%" fo:text-align="justify" style:justify-single-word="false" fo:text-indent="0cm" style:auto-text-indent="false" fo:background-color="transparent" fo:keep-with-next="always">
        <style:tab-stops>
          <style:tab-stop style:position="1.005cm"/>
        </style:tab-stops>
      </style:paragraph-properties>
      <style:text-properties style:font-name="FreeSans" fo:font-size="14pt" officeooo:rsid="0020be54" officeooo:paragraph-rsid="0020be54" style:font-size-asian="14pt" style:font-size-complex="14pt"/>
    </style:style>
    <style:style style:name="P39" style:family="paragraph" style:parent-style-name="Heading_20_3" style:master-page-name="">
      <loext:graphic-properties draw:fill="none"/>
      <style:paragraph-properties fo:margin-left="1.3cm" fo:margin-right="0cm" fo:margin-top="0.247cm" fo:margin-bottom="0.212cm" loext:contextual-spacing="false" fo:line-height="150%" fo:text-align="justify" style:justify-single-word="false" fo:text-indent="0cm" style:auto-text-indent="false" style:page-number="auto" fo:background-color="transparent" fo:keep-with-next="always"/>
      <style:text-properties style:font-name="FreeSans" fo:font-size="14pt" officeooo:rsid="001e75f4" officeooo:paragraph-rsid="001e75f4" style:font-size-asian="14pt" style:font-size-complex="14pt"/>
    </style:style>
    <style:style style:name="P40" style:family="paragraph" style:parent-style-name="Heading_20_4" style:master-page-name="">
      <loext:graphic-properties draw:fill="none"/>
      <style:paragraph-properties fo:margin-left="1.3cm" fo:margin-right="0cm" fo:margin-top="0.212cm" fo:margin-bottom="0.212cm" loext:contextual-spacing="false" fo:line-height="150%" fo:text-indent="0cm" style:auto-text-indent="false" style:page-number="auto" fo:background-color="transparent" fo:keep-with-next="always"/>
      <style:text-properties fo:font-size="14pt" fo:font-style="normal" officeooo:paragraph-rsid="003443f8" style:font-size-asian="14pt" style:font-style-asian="normal" style:font-size-complex="14pt" style:font-style-complex="normal"/>
    </style:style>
    <style:style style:name="P41" style:family="paragraph" style:parent-style-name="Contents_20_Heading" style:master-page-name="First_20_Page">
      <style:paragraph-properties style:page-number="auto"/>
    </style:style>
    <style:style style:name="P42" style:family="paragraph" style:parent-style-name="Footer">
      <style:paragraph-properties fo:text-align="center" style:justify-single-word="false"/>
      <style:text-properties fo:color="#b2b2b2" style:font-name="FreeMono" fo:font-size="9pt" officeooo:rsid="002d7b0b" officeooo:paragraph-rsid="002d7b0b" style:font-size-asian="9pt" style:font-size-complex="9pt"/>
    </style:style>
    <style:style style:name="T1" style:family="text">
      <style:text-properties officeooo:rsid="002d7b0b"/>
    </style:style>
    <style:style style:name="T2" style:family="text">
      <style:text-properties officeooo:rsid="001c5a33"/>
    </style:style>
    <style:style style:name="T3" style:family="text">
      <style:text-properties officeooo:rsid="001da05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75f4" style:font-weight-asian="bold" style:font-weight-complex="bold"/>
    </style:style>
    <style:style style:name="T6" style:family="text">
      <style:text-properties fo:font-weight="bold" officeooo:rsid="002cef8b" style:font-weight-asian="bold" style:font-weight-complex="bold"/>
    </style:style>
    <style:style style:name="T7" style:family="text">
      <style:text-properties officeooo:rsid="001e75f4"/>
    </style:style>
    <style:style style:name="T8" style:family="text">
      <style:text-properties style:font-name="FreeSans" fo:font-size="12pt" style:font-size-asian="12pt" style:font-size-complex="12pt"/>
    </style:style>
    <style:style style:name="T9" style:family="text">
      <style:text-properties style:font-name="FreeSans" fo:font-size="12pt" officeooo:rsid="002d7b0b" style:font-size-asian="12pt" style:font-size-complex="12pt"/>
    </style:style>
    <style:style style:name="T10" style:family="text">
      <style:text-properties style:font-name="FreeSans" fo:font-size="12pt" officeooo:rsid="002f69d4" style:font-size-asian="12pt" style:font-size-complex="12pt"/>
    </style:style>
    <style:style style:name="T11" style:family="text">
      <style:text-properties officeooo:rsid="001f80fd"/>
    </style:style>
    <style:style style:name="T12" style:family="text">
      <style:text-properties officeooo:rsid="0020be54"/>
    </style:style>
    <style:style style:name="T13" style:family="text">
      <style:text-properties fo:font-style="italic" style:text-underline-style="solid" style:text-underline-width="auto" style:text-underline-color="font-color" officeooo:rsid="001f80fd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2cef8b" style:font-style-asian="italic" style:font-style-complex="italic"/>
    </style:style>
    <style:style style:name="T15" style:family="text">
      <style:text-properties officeooo:rsid="002198f8"/>
    </style:style>
    <style:style style:name="T16" style:family="text">
      <style:text-properties officeooo:rsid="00227fcd"/>
    </style:style>
    <style:style style:name="T17" style:family="text">
      <style:text-properties officeooo:rsid="00274821"/>
    </style:style>
    <style:style style:name="T18" style:family="text">
      <style:text-properties officeooo:rsid="0027fd01"/>
    </style:style>
    <style:style style:name="T19" style:family="text">
      <style:text-properties officeooo:rsid="002cef8b"/>
    </style:style>
    <style:style style:name="T20" style:family="text">
      <style:text-properties officeooo:rsid="0035894f"/>
    </style:style>
    <style:style style:name="T21" style:family="text">
      <style:text-properties officeooo:rsid="0037507b"/>
    </style:style>
    <style:style style:name="T22" style:family="text">
      <style:text-properties officeooo:rsid="00380d20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officeooo:rsid="0039e045"/>
    </style:style>
    <style:style style:name="T25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">Modelo Descritivo </text:span><text:span text:style-name="T5">CMS Fatec Marília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41">Sumário</text:p>
          </text:index-title>
          <text:p text:style-name="P7"><text:a xlink:type="simple" xlink:href="#__RefHeading___Toc129_218065119" text:style-name="Index_20_Link" text:visited-style-name="Index_20_Link">1 Introdução<text:tab/>3</text:a></text:p>
          <text:p text:style-name="P8"><text:a xlink:type="simple" xlink:href="#__RefHeading___Toc131_218065119" text:style-name="Index_20_Link" text:visited-style-name="Index_20_Link">1.1 Tema<text:tab/>3</text:a></text:p>
          <text:p text:style-name="P8"><text:a xlink:type="simple" xlink:href="#__RefHeading___Toc133_218065119" text:style-name="Index_20_Link" text:visited-style-name="Index_20_Link">1.2 Objetivos do Projeto<text:tab/>3</text:a></text:p>
          <text:p text:style-name="P8"><text:a xlink:type="simple" xlink:href="#__RefHeading___Toc135_218065119" text:style-name="Index_20_Link" text:visited-style-name="Index_20_Link">1.3 Justificativa<text:tab/>3</text:a></text:p>
          <text:p text:style-name="P7"><text:a xlink:type="simple" xlink:href="#__RefHeading___Toc137_218065119" text:style-name="Index_20_Link" text:visited-style-name="Index_20_Link">2 Requisitos do Sistema<text:tab/>4</text:a></text:p>
          <text:p text:style-name="P8"><text:a xlink:type="simple" xlink:href="#__RefHeading___Toc139_218065119" text:style-name="Index_20_Link" text:visited-style-name="Index_20_Link">2.1 Requisitos funcionais por módulos<text:tab/>4</text:a></text:p>
          <text:p text:style-name="P9"><text:a xlink:type="simple" xlink:href="#__RefHeading___Toc141_218065119" text:style-name="Index_20_Link" text:visited-style-name="Index_20_Link">2.1.1 Módulo - Níveis de Acesso (gestão)<text:tab/>4</text:a></text:p>
          <text:p text:style-name="P9"><text:a xlink:type="simple" xlink:href="#__RefHeading___Toc143_218065119" text:style-name="Index_20_Link" text:visited-style-name="Index_20_Link">2.1.2 Módulo - Gerenciamento de Usuários<text:tab/>5</text:a></text:p>
          <text:p text:style-name="P10"><text:a xlink:type="simple" xlink:href="#__RefHeading___Toc145_218065119" text:style-name="Index_20_Link" text:visited-style-name="Index_20_Link">2.1.2.1 CRUD de usuários<text:tab/>5</text:a></text:p>
        </text:index-body>
      </text:table-of-content>
      <text:p text:style-name="P12"/>
      <text:p text:style-name="P12"/>
      <text:p text:style-name="P12"/>
      <text:p text:style-name="P12"/>
      <text:h text:style-name="P36" text:outline-level="1"><text:bookmark-start text:name="__RefHeading___Toc129_218065119"/>1 Introdução<text:span text:style-name="T2"><text:tab/></text:span><text:bookmark-end text:name="__RefHeading___Toc129_218065119"/></text:h>
      <text:h text:style-name="P30" text:outline-level="2"><text:bookmark-start text:name="__RefHeading___Toc131_218065119"/>1.1 Tema<text:bookmark-end text:name="__RefHeading___Toc131_218065119"/></text:h>
      <text:p text:style-name="P2"><text:tab/>Desenvolimento de um website com CMS (Content Management System – Sistema de Gerenciamento de Conteúdo).</text:p>
      <text:h text:style-name="P31" text:outline-level="2"><text:bookmark-start text:name="__RefHeading___Toc133_218065119"/>1.2 Objetivos do Projeto<text:bookmark-end text:name="__RefHeading___Toc133_218065119"/></text:h>
      <text:p text:style-name="P2"><text:tab/>Desenvolver um CMS onde dado um tipo de usúario, de acordo com regras específicas, poderá interagir no sistema. Essa interação dependerá de níveis de acesso que o mesmo terá. <text:span text:style-name="T3">No projeto serão criados diversos módulos a serem gerenciados, como exemplo, cadastro de concurso abertos e encerrados, enquetes, pesquisas de alinhamento/satisfação, inscrições de eventos, agendamentos de laboratórios, cadastro de notícias, cadastro de páginas de conteúdos por departamento, cadastro de estágios e/ou oportunidades de trabalho, gerenciamento de usuários, gerenciamento de níveis de acesso, etc.</text:span></text:p>
      <text:h text:style-name="P32" text:outline-level="2"><text:bookmark-start text:name="__RefHeading___Toc135_218065119"/>1.3 Justificativa<text:bookmark-end text:name="__RefHeading___Toc135_218065119"/></text:h>
      <text:p text:style-name="P4"><text:tab/><text:span text:style-name="T7">Permite-se com o desenvolvimento do projeto, que cada usuário gerencie o que lhe for definido.</text:span></text:p>
      <text:h text:style-name="P34" text:outline-level="1"/>
      <text:h text:style-name="P34" text:outline-level="1"/>
      <text:h text:style-name="P34" text:outline-level="1"/>
      <text:h text:style-name="P35" text:outline-level="1"/>
      <text:h text:style-name="P37" text:outline-level="1">2 Requisitos do Sistema<text:span text:style-name="T23"><text:tab/></text:span></text:h>
      <text:h text:style-name="P33" text:outline-level="2"><text:bookmark-start text:name="__RefHeading___Toc139_218065119"/>2.1 Requisitos funcionais por módulos<text:bookmark-end text:name="__RefHeading___Toc139_218065119"/></text:h>
      <text:h text:style-name="P38" text:outline-level="3"><text:bookmark-start text:name="__RefHeading___Toc141_218065119"/>2.1.1 Módulo - Níveis de Acesso (gestão)<text:bookmark-end text:name="__RefHeading___Toc141_218065119"/></text:h>
      <text:p text:style-name="P14"><text:tab/>Esse é um módulo importante do sistema e deverá englobar todas as operações para controle de gestão do CMS. Será dividido entre os submódulos: Roles, Permissions, Roles x Users, Permissions x Roles.</text:p>
      <text:list xml:id="list7594847711909328265" text:style-name="L1">
        <text:list-item>
          <text:p text:style-name="P22">Somente o ADMNISTRADOR poderá manipular esse módulo</text:p>
        </text:list-item>
      </text:list>
      <text:list xml:id="list674938905614682110" text:style-name="L2">
        <text:list-item>
          <text:p text:style-name="P23">Roles</text:p>
          <text:list>
            <text:list-header>
              <text:p text:style-name="P18">Define um “Perfil” de usuário do sistema. Pode-se criar diversos Perfis, como exemplo, Administrador, Docente, Aluno, Ex-Aluno, Funcionário, Estagiário, Editor de Revista, etc. </text:p>
            </text:list-header>
            <text:list-item>
              <text:p text:style-name="P19"><text:span text:style-name="T12">O </text:span>perfil de <text:span text:style-name="T4">ADMINISTRADOR</text:span> terá <text:span text:style-name="T4">acesso</text:span> <text:span text:style-name="T4">irrestrito</text:span> aos sistema.</text:p>
            </text:list-item>
          </text:list>
        </text:list-item>
        <text:list-item>
          <text:p text:style-name="P23">Permissions</text:p>
          <text:list>
            <text:list-header>
              <text:p text:style-name="P25">Define as permissões gerais e específicas do sistema. Nesse submódulo as permissões gerais compreendem as operações básicas de CRUD (Create, Read, Update e Delete) de uma funcionalidade. Exemplo: CRUD de Usuários, CRUD de Notícias, etc. <text:span text:style-name="T15">Deverá ser seguido o padrão de criação: create-&lt;descricao&gt;; read-&lt;descricao&gt;; update-&lt;descricao&gt;; delete-&lt;descricao&gt;. Exemplo: create-user; read-user; update-user; delete-user.</text:span></text:p>
              <text:p text:style-name="P25">Já as permissões específicas podem ser relacionadas à outr<text:span text:style-name="T15">a</text:span>s operações <text:span text:style-name="T15">que a funcionalidade poderá ter. Como exemplo, determinada funcionalidade permite a exportação dos dados somente à quem detiver tal permissão, essa permissão poderá ser cadastrada não seguindo o padrão das permissões gerais, sendo assim do tipo &lt;descricao&gt;-&lt;descricao&gt; e </text:span><text:soft-page-break/><text:span text:style-name="T15">suas variações. Exemplo: exporta-dados; set-role-user; set-permission-role, etc.</text:span></text:p>
            </text:list-header>
            <text:list-item>
              <text:p text:style-name="P24">As permissões serão utilizadas para controle de gestão nas Views e dos Controllers do sistema. Portanto é importante que todos os submódulos estejam com as informações sincronizadas.</text:p>
            </text:list-item>
          </text:list>
        </text:list-item>
        <text:list-item>
          <text:p text:style-name="P23">Role x Users</text:p>
          <text:list>
            <text:list-header>
              <text:p text:style-name="P26">Vincula os Perfis (Roles) aos Usuários do sistema. Ao selecionar um usuário, será redirecionado à uma tela onde poderá ser vinculado um ou mais perfis cadastrados no sistema. Exemplo: usuário <text:span text:style-name="T16">José</text:span> poderá ter o perfil de Docente; usuário <text:span text:style-name="T16">Maria poderá ter os perfis de Funcionário e Docente, etc.</text:span></text:p>
            </text:list-header>
          </text:list>
        </text:list-item>
        <text:list-item>
          <text:p text:style-name="P23">Permissions x Roles</text:p>
          <text:list>
            <text:list-header>
              <text:p text:style-name="P27">Vincula as Permissões aos Perfis. Ao selecionar um perfil será exibido a lista com todas as permissões do sistema que poderá ser vinculado ao mesmo. Exemplo: o perfil Docente poderá acessar a lista de docentes (read-docente) e alterar dados (update-docente) somente.</text:p>
              <text:p text:style-name="P16"><text:tab/></text:p>
            </text:list-header>
          </text:list>
        </text:list-item>
      </text:list>
      <text:h text:style-name="P39" text:outline-level="3"><text:bookmark-start text:name="__RefHeading___Toc143_218065119"/>2.1.2 Módulo - Gerenciamento de Usuários<text:bookmark-end text:name="__RefHeading___Toc143_218065119"/></text:h>
      <text:p text:style-name="P4"><text:tab/><text:span text:style-name="T7">Esse módulo, deverá englobar todas as operações relacionadas aos usuários do sistema, como CRUD de usuário, pesquisas de usuários, liberação/bloqueio de login de usuário, reset de senha.</text:span></text:p>
      <text:p text:style-name="P15"><text:tab/>O sistema possui <text:span text:style-name="T22">inicialmente 4</text:span> categorias de usuários: Docentes, Funcionários, Alunos e Ex-Alunos.</text:p>
      <text:list xml:id="list140432483605735" text:continue-list="list7594847711909328265" text:style-name="L1">
        <text:list-item>
          <text:p text:style-name="P22">Somente o ADMNISTRADOR poderá manipular esse módulo</text:p>
        </text:list-item>
      </text:list>
      <text:p text:style-name="P6"><text:tab/><text:span text:style-name="T1">Na tela inicial do módulo, o administrador encontrará uma listagem de todos os usuário cadastrados no sistema, opções de filtragem e busca de usuários, além das opções:</text:span></text:p>
      <text:list xml:id="list1324883266905901482" text:style-name="L3">
        <text:list-item>
          <text:p text:style-name="P28"><text:soft-page-break/><text:span text:style-name="T9">Liberação/Bloqueio de login: onde dependendo do status do usuário, o seu login poderá ser liberado/bloqueado no sistema </text:span><text:span text:style-name="T10">(s</text:span><text:span text:style-name="T9">em a necessidade de acessar um formulário</text:span><text:span text:style-name="T10">)</text:span><text:span text:style-name="T9">; </text:span></text:p>
        </text:list-item>
        <text:list-item>
          <text:p text:style-name="P29"><text:span text:style-name="T8">Reset de senha: uma nova senha será gerada e enviada para o e-mail do usuário </text:span><text:span text:style-name="T10">(s</text:span><text:span text:style-name="T8">em a necessidade de acessar um formulário</text:span><text:span text:style-name="T10">)</text:span><text:span text:style-name="T8">;</text:span></text:p>
        </text:list-item>
        <text:list-item>
          <text:p text:style-name="P20">Visualização completa dos dados do usuário;</text:p>
        </text:list-item>
      </text:list>
      <text:h text:style-name="P40" text:outline-level="4"><text:bookmark-start text:name="__RefHeading___Toc145_218065119"/>2.1.<text:span text:style-name="T17">2</text:span>.<text:span text:style-name="T18">1</text:span> CRUD de usuários<text:bookmark-end text:name="__RefHeading___Toc145_218065119"/></text:h>
      <text:p text:style-name="P5"><text:tab/><text:span text:style-name="T11">Deverá permitir operações de Create, Read, Update e Delete de usuários. </text:span></text:p>
      <text:p text:style-name="P5"><text:tab/><text:span text:style-name="T13">Create</text:span><text:span text:style-name="T11">: ao criar um usuário, deverá ser informado por meio de um Form Wizard:</text:span></text:p>
      <text:p text:style-name="P21"><text:tab/><text:tab/>1) Seus dados pessoais;</text:p>
      <text:p text:style-name="P21"><text:tab/><text:tab/>2) O seu perfil de acesso (Role);</text:p>
      <text:p text:style-name="P21"><text:tab/><text:tab/>3) Suas credenciais de acesso (login – a senha será gerada automaticamente);</text:p>
      <text:p text:style-name="P21"><text:tab/><text:tab/>Na conclusão do processo, será enviado um e-mail com as credencias de acesso, sendo gerado uma senha aleatória e a mesma sendo gravada no banco de dados de forma criptografada.</text:p>
      <text:p text:style-name="P5"><text:tab/><text:span text:style-name="T13">Read</text:span><text:span text:style-name="T11">: permite visualizar dados de cada usuário no sistema.</text:span></text:p>
      <text:p text:style-name="P5"><text:tab/><text:span text:style-name="T14">Update</text:span><text:span text:style-name="T19">: permite alterar os dados de um usuário </text:span><text:span text:style-name="T6">exceto</text:span><text:span text:style-name="T19"> o campo </text:span><text:span text:style-name="T6">senha</text:span><text:span text:style-name="T19">, pois a mesma em caso de alteração, será feita pela opção de </text:span><text:span text:style-name="T6">reset</text:span><text:span text:style-name="T19"> na tela inicial de usuários. Essa operação será feita por meio de um Form Wizard.</text:span></text:p>
      <text:p text:style-name="P5"><text:tab/><text:span text:style-name="T14">Delete</text:span><text:span text:style-name="T19">: permite a exclusão de um usuário.</text:span></text:p>
      <text:p text:style-name="P4"><text:tab/><text:span text:style-name="T22">Se um usuário for do tipo Docente deverá ser armazenado sua Titulação e endereço do currículo Lattes.</text:span></text:p>
      <text:p text:style-name="P4"><text:tab/><text:span text:style-name="T24">Se um usuário for do tipo Funcionário deverá ser amarzenado seu Cargo e endereço de currículo Lattes.</text:span></text:p>
      <text:p text:style-name="P4"><text:tab/><text:span text:style-name="T24">Se um usuário for do tipo Aluno deverá ser armazenadado o seu RA.</text:span></text:p>
      <text:p text:style-name="P4"><text:soft-page-break/></text:p>
      <text:p text:style-name="P3"/>
      <text:p text:style-name="P3"/>
      <text:p text:style-name="P3"/>
      <text:p text:style-name="P3"/>
      <text:p text:style-name="P3">Módulos</text:p>
      <text:p text:style-name="P3">- <text:span text:style-name="T3">Gerenciamento de usuários</text:span></text:p>
      <text:p text:style-name="P3">- <text:span text:style-name="T21">Gerenciamento de Niveis de Acesso</text:span></text:p>
      <text:p text:style-name="P3">- Concursos</text:p>
      <text:p text:style-name="P3">- Enquetes</text:p>
      <text:p text:style-name="P3">- <text:span text:style-name="T3">Pesquisas de Alinhamento</text:span></text:p>
      <text:p text:style-name="P3">- Inscrições de Eventos</text:p>
      <text:p text:style-name="P3">- Agendamento de Laboratório</text:p>
      <text:p text:style-name="P3">- Notícias</text:p>
      <text:p text:style-name="P3">- Páginas por departamento (antigo mural)</text:p>
      <text:p text:style-name="P3">- <text:span text:style-name="T20">Departamento</text:span></text:p>
      <text:p text:style-name="P3">- Cadastro de estágios ou oportunidades de trabalho</text:p>
      <text:p text:style-name="P3">- <text:span text:style-name="T7">Cadastro de TCCs 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b2b2b2" style:font-name="FreeMono" fo:font-size="9pt" officeooo:rsid="002d7b0b" officeooo:paragraph-rsid="002d7b0b" style:font-size-asian="9pt" style:font-size-complex="9pt"/>
    </style:style>
    <style:style style:name="MP2" style:family="paragraph" style:parent-style-name="Footer">
      <style:paragraph-properties fo:text-align="end" style:justify-single-word="false"/>
      <style:text-properties officeooo:paragraph-rsid="002d7b0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Departamento de TI – Fatec “Estudante Rafael Almeida Camarinha” - Marília/SP</text:p>
        <text:p text:style-name="MP2"><text:s/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7:45:54.932600201</meta:creation-date>
    <dc:date>2017-10-03T14:04:31.358586708</dc:date>
    <meta:editing-duration>PT1H24M3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7" meta:paragraph-count="71" meta:word-count="882" meta:character-count="5712" meta:non-whitespace-character-count="4883"/>
  </office:meta>
</office:document-meta>
</file>